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44cm"/>
    </style:style>
    <style:style style:name="Table1.B" style:family="table-column">
      <style:table-column-properties style:column-width="3.281cm"/>
    </style:style>
    <style:style style:name="Table1.C" style:family="table-column">
      <style:table-column-properties style:column-width="2.926cm"/>
    </style:style>
    <style:style style:name="Table1.D" style:family="table-column">
      <style:table-column-properties style:column-width="3.184cm"/>
    </style:style>
    <style:style style:name="Table1.E" style:family="table-column">
      <style:table-column-properties style:column-width="3.18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392ad" officeooo:paragraph-rsid="001392ad"/>
    </style:style>
    <style:style style:name="P2" style:family="paragraph" style:parent-style-name="Preformatted_20_Text">
      <style:text-properties style:font-name="Liberation Mono" fo:font-size="10pt" officeooo:rsid="001392ad" officeooo:paragraph-rsid="001392ad" style:font-name-asian="Nimbus Mono L" style:font-size-asian="10pt" style:font-name-complex="Liberation Mono" style:font-size-complex="10pt"/>
    </style:style>
    <style:style style:name="P3" style:family="paragraph" style:parent-style-name="Preformatted_20_Text">
      <style:text-properties style:font-name="Liberation Mono" fo:font-size="10pt" officeooo:rsid="0015e429" officeooo:paragraph-rsid="0015e429" style:font-name-asian="Nimbus Mono L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494e9" officeooo:paragraph-rsid="001494e9" style:font-name-asian="Nimbus Mono L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15ddcb" officeooo:paragraph-rsid="0015ddcb" style:font-name-asian="Nimbus Mono L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15ddcb" officeooo:paragraph-rsid="001b4980" style:font-name-asian="Nimbus Mono L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15ddcb" officeooo:paragraph-rsid="001e1bb4" style:font-name-asian="Nimbus Mono L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15e429" officeooo:paragraph-rsid="0015e429" style:font-name-asian="Nimbus Mono L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1a6b05" officeooo:paragraph-rsid="001a6b05" style:font-name-asian="Nimbus Mono L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1a6b05" officeooo:paragraph-rsid="001b4980" style:font-name-asian="Nimbus Mono L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1a6b05" officeooo:paragraph-rsid="001e1bb4" style:font-name-asian="Nimbus Mono L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rsid="001ae34b" officeooo:paragraph-rsid="001ae34b" style:font-name-asian="Nimbus Mono L" style:font-size-asian="10pt" style:font-name-complex="Liberation Mono" style:font-size-complex="10pt"/>
    </style:style>
    <style:style style:name="P14" style:family="paragraph" style:parent-style-name="Table_20_Contents">
      <style:text-properties style:font-name="Liberation Mono" fo:font-size="10pt" officeooo:rsid="001b4980" officeooo:paragraph-rsid="001b4980" style:font-name-asian="Nimbus Mono L" style:font-size-asian="10pt" style:font-name-complex="Liberation Mono" style:font-size-complex="10pt"/>
    </style:style>
    <style:style style:name="P15" style:family="paragraph" style:parent-style-name="Table_20_Contents">
      <style:text-properties style:font-name="Liberation Mono" fo:font-size="10pt" officeooo:rsid="001dc7f9" officeooo:paragraph-rsid="001dc7f9" style:font-name-asian="Nimbus Mono L" style:font-size-asian="10pt" style:font-name-complex="Liberation Mono" style:font-size-complex="10pt"/>
    </style:style>
    <style:style style:name="P16" style:family="paragraph" style:parent-style-name="Table_20_Contents">
      <style:text-properties style:font-name="Liberation Mono" fo:font-size="10pt" officeooo:rsid="001e1bb4" officeooo:paragraph-rsid="001e1bb4" style:font-name-asian="Nimbus Mono L" style:font-size-asian="10pt" style:font-name-complex="Liberation Mono" style:font-size-complex="10pt"/>
    </style:style>
    <style:style style:name="P17" style:family="paragraph" style:parent-style-name="Table_20_Contents">
      <style:text-properties style:font-name="Liberation Mono" fo:font-size="10pt" officeooo:rsid="001f93f6" officeooo:paragraph-rsid="001f93f6" style:font-name-asian="Nimbus Mono L" style:font-size-asian="10pt" style:font-name-complex="Liberation Mono" style:font-size-complex="10pt"/>
    </style:style>
    <style:style style:name="P18" style:family="paragraph" style:parent-style-name="Table_20_Contents">
      <style:text-properties style:font-name="Liberation Mono" fo:font-size="10pt" officeooo:rsid="001fff24" officeooo:paragraph-rsid="001fff24" style:font-name-asian="Nimbus Mono L" style:font-size-asian="10pt" style:font-name-complex="Liberation Mono" style:font-size-complex="10pt"/>
    </style:style>
    <style:style style:name="P19" style:family="paragraph" style:parent-style-name="Table_20_Contents">
      <style:text-properties style:font-name="Liberation Mono" fo:font-size="10pt" officeooo:rsid="001a6b05" officeooo:paragraph-rsid="001fff24" style:font-name-asian="Nimbus Mono L" style:font-size-asian="10pt" style:font-name-complex="Liberation Mono" style:font-size-complex="10pt"/>
    </style:style>
    <style:style style:name="P20" style:family="paragraph" style:parent-style-name="Table_20_Contents">
      <style:text-properties style:font-name="Liberation Mono" fo:font-size="10pt" officeooo:rsid="0015ddcb" officeooo:paragraph-rsid="001fff24" style:font-name-asian="Nimbus Mono L" style:font-size-asian="10pt" style:font-name-complex="Liberation Mono" style:font-size-complex="10pt"/>
    </style:style>
    <style:style style:name="P21" style:family="paragraph" style:parent-style-name="Table_20_Contents">
      <style:text-properties style:font-name="Liberation Mono" fo:font-size="10pt" officeooo:rsid="0020162c" officeooo:paragraph-rsid="0020162c" style:font-name-asian="Nimbus Mono L" style:font-size-asian="10pt" style:font-name-complex="Liberation Mono" style:font-size-complex="10pt"/>
    </style:style>
    <style:style style:name="T1" style:family="text">
      <style:text-properties officeooo:rsid="001494e9"/>
    </style:style>
    <style:style style:name="T2" style:family="text">
      <style:text-properties officeooo:rsid="001a6b05"/>
    </style:style>
    <style:style style:name="T3" style:family="text">
      <style:text-properties officeooo:rsid="001ae34b"/>
    </style:style>
    <style:style style:name="T4" style:family="text">
      <style:text-properties officeooo:rsid="001b4980"/>
    </style:style>
    <style:style style:name="T5" style:family="text">
      <style:text-properties officeooo:rsid="001e1bb4"/>
    </style:style>
    <style:style style:name="T6" style:family="text">
      <style:text-properties officeooo:rsid="002016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journey towards eternity :) <text:s/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Date</text:p>
          </table:table-cell>
          <table:table-cell table:style-name="Table1.A1" office:value-type="string">
            <text:p text:style-name="P9">Opportunity</text:p>
          </table:table-cell>
          <table:table-cell table:style-name="Table1.A1" office:value-type="string">
            <text:p text:style-name="P9">Developing</text:p>
          </table:table-cell>
          <table:table-cell table:style-name="Table1.A1" office:value-type="string">
            <text:p text:style-name="P9">Coding </text:p>
          </table:table-cell>
          <table:table-cell table:style-name="Table1.E1" office:value-type="string">
            <text:p text:style-name="P9">Hours put in</text:p>
          </table:table-cell>
        </table:table-row>
        <table:table-row>
          <table:table-cell table:style-name="Table1.A2" office:value-type="string">
            <text:p text:style-name="P2">1<text:span text:style-name="T2">2</text:span>/01/2018 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10">Sj: 167/183</text:p>
            <text:p text:style-name="P10">ML: week 1</text:p>
            <text:p text:style-name="P10">crpto:week 1</text:p>
            <text:p text:style-name="P10">Sx:python3</text:p>
          </table:table-cell>
          <table:table-cell table:style-name="Table1.A2" office:value-type="string">
            <text:p text:style-name="P6">Medium -&gt; <text:span text:style-name="T3">0</text:span></text:p>
            <text:p text:style-name="P6">Easy -&gt;<text:span text:style-name="T3">0</text:span></text:p>
            <text:p text:style-name="P6">Techie -&gt; <text:span text:style-name="T3">0</text:span></text:p>
            <text:p text:style-name="P6">Hard -&gt; <text:span text:style-name="T3">0</text:span></text:p>
            <text:p text:style-name="P10">Tushar-&gt;<text:span text:style-name="T3">5</text:span></text:p>
          </table:table-cell>
          <table:table-cell table:style-name="Table1.E2" office:value-type="string">
            <text:p text:style-name="P13">5</text:p>
          </table:table-cell>
        </table:table-row>
        <table:table-row>
          <table:table-cell table:style-name="Table1.A2" office:value-type="string">
            <text:p text:style-name="P2">1<text:span text:style-name="T2">2</text:span>/01/2018</text:p>
          </table:table-cell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11">Sx:<text:span text:style-name="T4">inter</text:span>python3</text:p>
          </table:table-cell>
          <table:table-cell table:style-name="Table1.A2" office:value-type="string">
            <text:p text:style-name="P7">Medium -&gt; <text:span text:style-name="T3">0</text:span></text:p>
            <text:p text:style-name="P7">Easy -&gt;<text:span text:style-name="T3">0</text:span></text:p>
            <text:p text:style-name="P7">Techie -&gt; <text:span text:style-name="T3">0</text:span></text:p>
            <text:p text:style-name="P7">Hard -&gt; <text:span text:style-name="T3">0</text:span></text:p>
            <text:p text:style-name="P11">Tushar-&gt;<text:span text:style-name="T4">2</text:span></text:p>
          </table:table-cell>
          <table:table-cell table:style-name="Table1.E2" office:value-type="string">
            <text:p text:style-name="P14">6</text:p>
          </table:table-cell>
        </table:table-row>
        <table:table-row>
          <table:table-cell table:style-name="Table1.A2" office:value-type="string">
            <text:p text:style-name="P2">1<text:span text:style-name="T2">3</text:span>/01/2018</text:p>
          </table:table-cell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15">Week2 ml </text:p>
          </table:table-cell>
          <table:table-cell table:style-name="Table1.A2" office:value-type="string">
            <text:p text:style-name="P4">--</text:p>
          </table:table-cell>
          <table:table-cell table:style-name="Table1.E2" office:value-type="string">
            <text:p text:style-name="P15">7</text:p>
          </table:table-cell>
        </table:table-row>
        <table:table-row>
          <table:table-cell table:style-name="Table1.A2" office:value-type="string">
            <text:p text:style-name="P2">1<text:span text:style-name="T2">3</text:span>/01/2018</text:p>
          </table:table-cell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4">--</text:p>
          </table:table-cell>
          <table:table-cell table:style-name="Table1.A2" office:value-type="string">
            <text:p text:style-name="P4">--</text:p>
          </table:table-cell>
          <table:table-cell table:style-name="Table1.E2" office:value-type="string">
            <text:p text:style-name="P15">0</text:p>
          </table:table-cell>
        </table:table-row>
        <table:table-row>
          <table:table-cell table:style-name="Table1.A2" office:value-type="string">
            <text:p text:style-name="P2">1<text:span text:style-name="T2">4</text:span>/01/2018</text:p>
          </table:table-cell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16">Week2 ml cou </text:p>
            <text:p text:style-name="P16">week2 dl cou</text:p>
          </table:table-cell>
          <table:table-cell table:style-name="Table1.A2" office:value-type="string">
            <text:p text:style-name="P4">--</text:p>
          </table:table-cell>
          <table:table-cell table:style-name="Table1.E2" office:value-type="string">
            <text:p text:style-name="P16">8</text:p>
          </table:table-cell>
        </table:table-row>
        <table:table-row>
          <table:table-cell table:style-name="Table1.A2" office:value-type="string">
            <text:p text:style-name="P2">1<text:span text:style-name="T2">4</text:span>/01/2018</text:p>
          </table:table-cell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16">Week2 ml cou</text:p>
            <text:p text:style-name="P16">week2 dl cou</text:p>
          </table:table-cell>
          <table:table-cell table:style-name="Table1.A2" office:value-type="string">
            <text:p text:style-name="P8">Medium -&gt; <text:span text:style-name="T3">0</text:span></text:p>
            <text:p text:style-name="P8">Easy -&gt;<text:span text:style-name="T3">0</text:span></text:p>
            <text:p text:style-name="P8">Techie -&gt; <text:span text:style-name="T3">0</text:span></text:p>
            <text:p text:style-name="P8">Hard -&gt; <text:span text:style-name="T3">0</text:span></text:p>
            <text:p text:style-name="P12">Tushar-<text:span text:style-name="T5">&gt; 0</text:span></text:p>
          </table:table-cell>
          <table:table-cell table:style-name="Table1.E2" office:value-type="string">
            <text:p text:style-name="P17">1</text:p>
          </table:table-cell>
        </table:table-row>
        <table:table-row>
          <table:table-cell table:style-name="Table1.A2" office:value-type="string">
            <text:p text:style-name="P2">1<text:span text:style-name="T2">5</text:span>/01/2018</text:p>
          </table:table-cell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18">Week<text:span text:style-name="T6">2</text:span> ml cou</text:p>
            <text:p text:style-name="P18">week2 dl cou</text:p>
          </table:table-cell>
          <table:table-cell table:style-name="Table1.A2" office:value-type="string">
            <text:p text:style-name="P20">Medium -&gt; <text:span text:style-name="T3">0</text:span></text:p>
            <text:p text:style-name="P20">Easy -&gt;<text:span text:style-name="T3">0</text:span></text:p>
            <text:p text:style-name="P20">Techie -&gt; <text:span text:style-name="T3">0</text:span></text:p>
            <text:p text:style-name="P20">Hard -&gt; <text:span text:style-name="T3">0</text:span></text:p>
            <text:p text:style-name="P19">Tushar-<text:span text:style-name="T5">&gt; 0</text:span></text:p>
          </table:table-cell>
          <table:table-cell table:style-name="Table1.E2" office:value-type="string">
            <text:p text:style-name="P18">5</text:p>
          </table:table-cell>
        </table:table-row>
        <table:table-row>
          <table:table-cell table:style-name="Table1.A2" office:value-type="string">
            <text:p text:style-name="P2">1<text:span text:style-name="T2">5</text:span>/01/2018</text:p>
          </table:table-cell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21">Week3 ml cou</text:p>
          </table:table-cell>
          <table:table-cell table:style-name="Table1.A2" office:value-type="string">
            <text:p text:style-name="P20">Medium -&gt; <text:span text:style-name="T3">0</text:span></text:p>
            <text:p text:style-name="P20">Easy -&gt;<text:span text:style-name="T3">0</text:span></text:p>
            <text:p text:style-name="P20">Techie -&gt; <text:span text:style-name="T3">0</text:span></text:p>
            <text:p text:style-name="P20">Hard -&gt; <text:span text:style-name="T3">0</text:span></text:p>
            <text:p text:style-name="P19">Tushar-<text:span text:style-name="T5">&gt; 0</text:span></text:p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6</text:span>/01/2018</text:p>
          </table:table-cell>
          <table:table-cell table:style-name="Table1.A2" office:value-type="string">
            <text:p text:style-name="P5">9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6</text:span>/01/2018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<text:span text:style-name="T1">17</text:span>/01/2018</text:p>
          </table:table-cell>
          <table:table-cell table:style-name="Table1.A2" office:value-type="string">
            <text:p text:style-name="P5">11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7</text:span>/01/2018 </text:p>
          </table:table-cell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8</text:span>/01/2018</text:p>
          </table:table-cell>
          <table:table-cell table:style-name="Table1.A2" office:value-type="string">
            <text:p text:style-name="P5">13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8</text:span>/01/2018</text:p>
          </table:table-cell>
          <table:table-cell table:style-name="Table1.A2" office:value-type="string">
            <text:p text:style-name="P5">14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9</text:span>/01/2018</text:p>
          </table:table-cell>
          <table:table-cell table:style-name="Table1.A2" office:value-type="string">
            <text:p text:style-name="P5">15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9</text:span>/01/2018</text:p>
          </table:table-cell>
          <table:table-cell table:style-name="Table1.A2" office:value-type="string">
            <text:p text:style-name="P5">16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<text:span text:style-name="T2">20</text:span>/01/2018</text:p>
          </table:table-cell>
          <table:table-cell table:style-name="Table1.A2" office:value-type="string">
            <text:p text:style-name="P10">17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<text:span text:style-name="T2">20</text:span>/01/2018</text:p>
          </table:table-cell>
          <table:table-cell table:style-name="Table1.A2" office:value-type="string">
            <text:p text:style-name="P10">18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<text:span text:style-name="T2">21</text:span>/01/2018</text:p>
          </table:table-cell>
          <table:table-cell table:style-name="Table1.A2" office:value-type="string">
            <text:p text:style-name="P10">19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<text:span text:style-name="T2">21</text:span>/01/2018</text:p>
          </table:table-cell>
          <table:table-cell table:style-name="Table1.A2" office:value-type="string">
            <text:p text:style-name="P10">20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<text:span text:style-name="T2">22</text:span>/01/2018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5T17:11:04.654153223</dc:date>
    <meta:editing-duration>PT3H34M25S</meta:editing-duration>
    <meta:editing-cycles>17</meta:editing-cycles>
    <meta:generator>LibreOffice/5.1.6.2$Linux_X86_64 LibreOffice_project/10m0$Build-2</meta:generator>
    <meta:document-statistic meta:table-count="1" meta:image-count="0" meta:object-count="0" meta:page-count="3" meta:paragraph-count="96" meta:word-count="159" meta:character-count="728" meta:non-whitespace-character-count="658"/>
  </office:meta>
</office:document-meta>
</file>